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styles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</office:automatic-styles>
  <office:body>
    <office:text>
      <text:p text:style-name="Title">odt_file</text:p>
      <text:p text:style-name="Author">David Hernadez</text:p>
      <text:p text:style-name="Date">2024-08-06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reformatted_20_Text">
<text:span text:style-name="FunctionTok">summary</text:span><text:span text:style-name="NormalTok">(cars)</text:span>
</text:p>
      <text:p text:style-name="P1">## <text:s text:c="5"/>speed <text:s text:c="10"/>dist <text:s text:c="6"/></text:p>
      <text:p text:style-name="P2">## <text:s text:c="1"/>Min. <text:s text:c="2"/>: 4.0 <text:s text:c="2"/>Min. <text:s text:c="2"/>: <text:s text:c="1"/>2.00 <text:s text:c="1"/></text:p>
      <text:p text:style-name="P3">## <text:s text:c="1"/>1st Qu.:12.0 <text:s text:c="2"/>1st Qu.: 26.00 <text:s text:c="1"/></text:p>
      <text:p text:style-name="P4">## <text:s text:c="1"/>Median :15.0 <text:s text:c="2"/>Median : 36.00 <text:s text:c="1"/></text:p>
      <text:p text:style-name="P5">## <text:s text:c="1"/>Mean <text:s text:c="2"/>:15.4 <text:s text:c="2"/>Mean <text:s text:c="2"/>: 42.98 <text:s text:c="1"/></text:p>
      <text:p text:style-name="P6">## <text:s text:c="1"/>3rd Qu.:19.0 <text:s text:c="2"/>3rd Qu.: 56.00 <text:s text:c="1"/></text:p>
      <text:p text:style-name="P7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 fo:language="zxx"/>
    </style:style>
    <style:style style:name="Highlighted" style:family="text">
      <style:text-properties fo:background-color="#ffff38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</meta:generator>
    <dc:title>odt_file</dc:title>
    <dc:description/>
    <dc:subject/>
    <meta:keyword/>
    <meta:initial-creator>David Hernadez</meta:initial-creator>
    <dc:creator>David Hernadez</dc:creator>
    <meta:creation-date>2024-08-06T15:49:40Z</meta:creation-date>
    <dc:date>2024-08-06T15:49:40Z</dc:date>
    <meta:user-defined meta:name="date" meta:value-type="string">2024-08-06</meta:user-defined>
    <meta:user-defined meta:name="output" meta:value-type="string">odt_document</meta:user-defined>
  </office:meta>
</office:document-meta>
</file>